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21282" officeooo:paragraph-rsid="00121282"/>
    </style:style>
    <style:style style:name="P2" style:family="paragraph" style:parent-style-name="Standard">
      <style:text-properties style:text-underline-style="none" officeooo:rsid="00121282" officeooo:paragraph-rsid="00121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D9R timeline</text:p>
      <text:p text:style-name="P1"/>
      <text:p text:style-name="P2">October – December 2017 – Literature Review as part of RD9R submission. Work trip to INAF-Teramo to learn details of latest version of FRANEC simulation code with Prof. Santi Cassisi.</text:p>
      <text:p text:style-name="P2"/>
      <text:p text:style-name="P2"/>
      <text:p text:style-name="P2">October – November 2018 – Produce and submit Mphil-PhD programme transfer report, conduct relevant v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00:57.286193822</meta:creation-date>
    <dc:date>2017-10-30T17:07:46.037060679</dc:date>
    <meta:editing-duration>PT6M49S</meta:editing-duration>
    <meta:editing-cycles>1</meta:editing-cycles>
    <meta:document-statistic meta:table-count="0" meta:image-count="0" meta:object-count="0" meta:page-count="1" meta:paragraph-count="3" meta:word-count="43" meta:character-count="300" meta:non-whitespace-character-count="256"/>
    <meta:generator>LibreOffice/5.1.6.2$Linux_X86_64 LibreOffice_project/10m0$Build-2</meta:generator>
  </office:meta>
</office:document-meta>
</file>